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b946" officeooo:paragraph-rsid="0010b946"/>
    </style:style>
    <style:style style:name="P2" style:family="paragraph" style:parent-style-name="Standard">
      <style:text-properties officeooo:rsid="0011f9a3" officeooo:paragraph-rsid="0011f9a3"/>
    </style:style>
    <style:style style:name="P3" style:family="paragraph" style:parent-style-name="Standard">
      <style:text-properties officeooo:rsid="0013568e" officeooo:paragraph-rsid="0013568e"/>
    </style:style>
    <style:style style:name="P4" style:family="paragraph" style:parent-style-name="Standard">
      <style:text-properties officeooo:rsid="0013c0bd" officeooo:paragraph-rsid="0013c0bd"/>
    </style:style>
    <style:style style:name="P5" style:family="paragraph" style:parent-style-name="Standard">
      <style:text-properties officeooo:rsid="0018d7b8" officeooo:paragraph-rsid="0018d7b8"/>
    </style:style>
    <style:style style:name="T1" style:family="text">
      <style:text-properties officeooo:rsid="0011f9a3"/>
    </style:style>
    <style:style style:name="T2" style:family="text">
      <style:text-properties officeooo:rsid="00137109"/>
    </style:style>
    <style:style style:name="T3" style:family="text">
      <style:text-properties officeooo:rsid="00148af5"/>
    </style:style>
    <style:style style:name="T4" style:family="text">
      <style:text-properties officeooo:rsid="0015ad91"/>
    </style:style>
    <style:style style:name="T5" style:family="text">
      <style:text-properties officeooo:rsid="001803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th is only the beginning hmm.. I mean you could have a game where dying means being able to advance and the puzzle is how to die. <text:span text:style-name="T1">That’s fairly interesting, what about dying means you get additional abilities? But where does that stop and end, what does it mean for the player</text:span></text:p>
      <text:p text:style-name="P1"/>
      <text:p text:style-name="P2">What if dying changes the story (this would be extremely complex though)</text:p>
      <text:p text:style-name="P2"/>
      <text:p text:style-name="P3">What else could dying mean, in a sense? Maybe an alternate interpretation of dying would be interesting. Ego death, or a split off character experiencing death of some of their parts. <text:span text:style-name="T2">But how do we make that only the beginning? </text:span><text:span text:style-name="T3">Maybe by dying, you get more money, but it has to be collected by another part, so you can buy more parts? That’s kinda interesting but what does the level design look like? </text:span><text:span text:style-name="T4">Maze? Procedural? This has a weird moral theme to it where it’s like, is it okay to just keep killing parts over and over and replacing them? It’s also metaphorical.</text:span></text:p>
      <text:p text:style-name="P3"/>
      <text:p text:style-name="P4">The first/<text:span text:style-name="T4">last </text:span>idea is increasingly looking like the best shot. <text:span text:style-name="T5">The last is more interesting from my perspective, the first requires being funny and imaginative but is very simple.</text:span></text:p>
      <text:p text:style-name="P4"/>
      <text:p text:style-name="P5">Technically, we could combine the two actually but that might be insa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0T15:56:41.614000000</meta:creation-date>
    <dc:date>2022-05-20T19:30:53.921000000</dc:date>
    <meta:editing-duration>PT3H34M7S</meta:editing-duration>
    <meta:editing-cycles>10</meta:editing-cycles>
    <meta:generator>LibreOffice/7.2.3.2$Windows_X86_64 LibreOffice_project/d166454616c1632304285822f9c83ce2e660fd92</meta:generator>
    <meta:document-statistic meta:table-count="0" meta:image-count="0" meta:object-count="0" meta:page-count="1" meta:paragraph-count="5" meta:word-count="208" meta:character-count="1169" meta:non-whitespace-character-count="966"/>
  </office:meta>
</office:document-meta>
</file>